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d3f33"/>
    </style:style>
    <style:style style:name="P2" style:family="paragraph" style:parent-style-name="Standard">
      <style:text-properties officeooo:rsid="000d3f33" officeooo:paragraph-rsid="000d3f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к вас зовут?</text:p>
      <text:p text:style-name="P1"/>
      <text:p text:style-name="P1"/>
      <text:p text:style-name="P2">Какие языки программирования вы знаете?</text:p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>Что такое “функция”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Что такое “бинарное дерево поиска”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акую сложность имеет алгоритм быстрой сортировки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Что такое “лямбда-выражение”? Для чего они используются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1:54:58.502390353</meta:creation-date>
    <dc:date>2019-09-06T11:58:48.533207428</dc:date>
    <meta:editing-duration>PT3M50S</meta:editing-duration>
    <meta:editing-cycles>1</meta:editing-cycles>
    <meta:document-statistic meta:table-count="0" meta:image-count="0" meta:object-count="0" meta:page-count="1" meta:paragraph-count="6" meta:word-count="29" meta:character-count="214" meta:non-whitespace-character-count="191"/>
    <meta:generator>LibreOffice/6.2.5.2$Linux_X86_64 LibreOffice_project/20$Build-2</meta:generator>
  </office:meta>
</office:document-meta>
</file>